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4743in"/>
    </style:style>
    <style:style style:name="TableColumn3" style:family="table-column">
      <style:table-column-properties style:column-width="1.4743in"/>
    </style:style>
    <style:style style:name="TableColumn4" style:family="table-column">
      <style:table-column-properties style:column-width="1.475in"/>
    </style:style>
    <style:style style:name="TableColumn5" style:family="table-column">
      <style:table-column-properties style:column-width="1.475in"/>
    </style:style>
    <style:style style:name="Table1" style:family="table" style:master-page-name="MP0">
      <style:table-properties style:width="5.8986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margin-bottom="0in" fo:line-height="100%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P22" style:parent-style-name="Normal" style:family="paragraph">
      <style:paragraph-properties fo:margin-bottom="0in" fo:line-height="100%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P42" style:parent-style-name="Normal" style:family="paragraph">
      <style:paragraph-properties fo:margin-bottom="0in" fo:line-height="100%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Row50" style:family="table-row">
      <style:table-row-properties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margin-bottom="0in" fo:line-height="100%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P71" style:parent-style-name="Párrafodelista" style:list-style-name="LFO1" style:family="paragraph"/>
    <style:style style:name="P72" style:parent-style-name="Párrafodelista" style:list-style-name="LFO1" style:family="paragraph"/>
    <style:style style:name="P73" style:parent-style-name="Párrafodelista" style:list-style-name="LFO1" style:family="paragraph"/>
    <style:style style:name="P74" style:parent-style-name="Párrafodelista" style:list-style-name="LFO1" style:family="paragraph"/>
    <style:style style:name="P75" style:parent-style-name="Párrafodelista" style:list-style-name="LFO1" style:family="paragraph"/>
    <style:style style:name="P76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lase</text:p>
          </table:table-cell>
          <table:table-cell table:style-name="TableCell9">
            <text:p text:style-name="P10">Atributos</text:p>
          </table:table-cell>
          <table:table-cell table:style-name="TableCell11">
            <text:p text:style-name="P12">Métodos</text:p>
          </table:table-cell>
          <table:table-cell table:style-name="TableCell13">
            <text:p text:style-name="P14">Responsabilidad</text:p>
          </table:table-cell>
        </table:table-row>
        <table:table-row table:style-name="TableRow15">
          <table:table-cell table:style-name="TableCell16">
            <text:p text:style-name="P17">Dado</text:p>
          </table:table-cell>
          <table:table-cell table:style-name="TableCell18">
            <text:p text:style-name="P19">numeroDado (número entero)</text:p>
          </table:table-cell>
          <table:table-cell table:style-name="TableCell20">
            <text:p text:style-name="P21">Lanzar<text:s/></text:p>
            <text:p text:style-name="P22">getValor</text:p>
          </table:table-cell>
          <table:table-cell table:style-name="TableCell23">
            <text:p text:style-name="P24">Genera un número aleatorio para el objeto Dado.</text:p>
          </table:table-cell>
        </table:table-row>
        <table:table-row table:style-name="TableRow25">
          <table:table-cell table:style-name="TableCell26">
            <text:p text:style-name="P27">Casino</text:p>
          </table:table-cell>
          <table:table-cell table:style-name="TableCell28">
            <text:p text:style-name="P29">Jugador1 y jugador2</text:p>
            <text:p text:style-name="P30">(variable privada de caracteres)</text:p>
            <text:p text:style-name="P31">Ganador</text:p>
            <text:p text:style-name="P32">(número entero)</text:p>
          </table:table-cell>
          <table:table-cell table:style-name="TableCell33">
            <text:p text:style-name="P34">Main</text:p>
          </table:table-cell>
          <table:table-cell table:style-name="TableCell35">
            <text:p text:style-name="P36">Es la clase ejecutora y lleva el orden del programa, pide los nombres de los jugadores y muestra los resultados.</text:p>
          </table:table-cell>
        </table:table-row>
        <table:table-row table:style-name="TableRow37">
          <table:table-cell table:style-name="TableCell38">
            <text:p text:style-name="P39">Partida</text:p>
          </table:table-cell>
          <table:table-cell table:style-name="TableCell40">
            <text:p text:style-name="P41">cuentaGanadores</text:p>
            <text:p text:style-name="P42">(variable privada de número entero)</text:p>
            <text:p text:style-name="P43">tablaJugador1 y tablaJugador2</text:p>
            <text:p text:style-name="P44">(variable privada de números enteros tipo tabla)</text:p>
          </table:table-cell>
          <table:table-cell table:style-name="TableCell45">
            <text:p text:style-name="P46">Partida</text:p>
            <text:p text:style-name="P47">Resultados</text:p>
          </table:table-cell>
          <table:table-cell table:style-name="TableCell48">
            <text:p text:style-name="P49">Lleva la cuenta de los Turnos (5 por partida) e interpreta los ganadores de los turnos.</text:p>
          </table:table-cell>
        </table:table-row>
        <table:table-row table:style-name="TableRow50">
          <table:table-cell table:style-name="TableCell51">
            <text:p text:style-name="P52">Turno</text:p>
          </table:table-cell>
          <table:table-cell table:style-name="TableCell53">
            <text:p text:style-name="P54">sumaDados</text:p>
            <text:p text:style-name="P55">(variable privada números enteros)</text:p>
          </table:table-cell>
          <table:table-cell table:style-name="TableCell56">
            <text:p text:style-name="P57">Turno</text:p>
            <text:p text:style-name="P58">sumaDados</text:p>
            <text:p text:style-name="P59">esOjosDeTigre</text:p>
          </table:table-cell>
          <table:table-cell table:style-name="TableCell60">
            <text:p text:style-name="P61">Se encarga de lanzar los dados y guarda los ganadores de los turnos.</text:p>
          </table:table-cell>
        </table:table-row>
        <table:table-row table:style-name="TableRow62">
          <table:table-cell table:style-name="TableCell63">
            <text:p text:style-name="P64">DadoTrucado</text:p>
          </table:table-cell>
          <table:table-cell table:style-name="TableCell65">
            <text:p text:style-name="P66"/>
          </table:table-cell>
          <table:table-cell table:style-name="TableCell67">
            <text:p text:style-name="P68">Lanzar</text:p>
          </table:table-cell>
          <table:table-cell table:style-name="TableCell69">
            <text:p text:style-name="P70">Asigna un valor permanente al objeto Dado.</text:p>
          </table:table-cell>
        </table:table-row>
      </table:table>
      <text:p text:style-name="Normal"/>
      <text:list text:style-name="LFO1" text:continue-numbering="true">
        <text:list-item>
          <text:p text:style-name="P71">¿Cuántas clases escriben o leen en la consola?</text:p>
        </text:list-item>
      </text:list>
      <text:p text:style-name="Párrafodelista"/>
      <text:p text:style-name="Párrafodelista">En el caso de la práctica 3, contamos con 4 clases, una de ellas publica donde se encuentra el Main. Asimismo, en la práctica 4, al implementar un dado trucado, las clases aumentan a 5, donde DadoTrucado es una extensión de la clase Dado.</text:p>
      <text:p text:style-name="Normal"/>
      <text:list text:style-name="LFO1" text:continue-numbering="true">
        <text:list-item>
          <text:p text:style-name="P72">¿Existe código repetido? Identifique los segmentos.</text:p>
        </text:list-item>
      </text:list>
      <text:p text:style-name="Párrafodelista"/>
      <text:p text:style-name="Párrafodelista">Si, en Dado se repite (aunque con diferentes nombres), ambas funciones (lanzar y getValor). En ningún otro caso se repite el código.</text:p>
      <text:p text:style-name="Párrafodelista"/>
      <text:list text:style-name="LFO1" text:continue-numbering="true">
        <text:list-item>
          <text:p text:style-name="P73">¿Qué clases debió modificar para introducir el dado falso?</text:p>
        </text:list-item>
      </text:list>
      <text:p text:style-name="Párrafodelista"/>
      <text:p text:style-name="Párrafodelista">Tan solo se tuvo que modificar la clase Turno en la práctica 3 y 4, sin embargo, hubo que modificar en la práctica 5 la clase Jugador.</text:p>
      <text:p text:style-name="Normal"/>
      <text:list text:style-name="LFO1" text:continue-numbering="true">
        <text:list-item>
          <text:p text:style-name="P74">Si partiendo de la solución<text:s/>que implementó en las prácticas 3 y 4 le pidieran extender el casino tal y cómo se indica en el capítulo 6, ¿Cuánto código hubiese tenido que modificar?</text:p>
        </text:list-item>
      </text:list>
      <text:p text:style-name="Párrafodelista"/>
      <text:p text:style-name="Párrafodelista"/>
      <text:soft-page-break/>
      <text:p text:style-name="Párrafodelista">Habría tenido que identificar el jugador en la clase Turno y saber si el primer dado es un 1 o un 6 como resultado, lo demás se quedaría idéntico a lo anterior.</text:p>
      <text:p text:style-name="Párrafodelista"/>
      <text:list text:style-name="LFO1" text:continue-numbering="true">
        <text:list-item>
          <text:p text:style-name="P75">¿Diría usted que su implementación seguía los principios de la POO?</text:p>
        </text:list-item>
      </text:list>
      <text:p text:style-name="P76">Sí, mi implementación ha sido programada orientada a objetos pues dependiendo de diferentes factores, estas clases se ven modificadas dependiendo de<text:s/>los métodos y atributos a los que llamemos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illermo Azcona Recari</meta:initial-creator>
    <dc:creator>Guillermo Azcona Recari</dc:creator>
    <meta:creation-date>2021-10-31T20:15:00Z</meta:creation-date>
    <dc:date>2021-10-31T21:38:00Z</dc:date>
    <meta:template xlink:href="Normal" xlink:type="simple"/>
    <meta:editing-cycles>1</meta:editing-cycles>
    <meta:editing-duration>PT4980S</meta:editing-duration>
    <meta:document-statistic meta:page-count="2" meta:paragraph-count="4" meta:word-count="320" meta:character-count="2078" meta:row-count="14" meta:non-whitespace-character-count="1762"/>
  </office:meta>
</office:document-meta>
</file>